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e00" officeooo:paragraph-rsid="001b3e00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b3e00" officeooo:paragraph-rsid="001b3e00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ory command result :-</text:p>
      <text:p text:style-name="P1"/>
      <text:p text:style-name="P1"/>
      <text:p text:style-name="P1">rps@rps-virtual-machine:~$ history</text:p>
      <text:p text:style-name="P1"><text:s text:c="4"/>1 <text:s/>sudo apt update</text:p>
      <text:p text:style-name="P1"><text:s text:c="4"/>2 <text:s/>sudo nano /etc/resolv.conf </text:p>
      <text:p text:style-name="P1"><text:s text:c="4"/>3 <text:s/>sudo apt update</text:p>
      <text:p text:style-name="P1"><text:s text:c="4"/>4 <text:s/>sudo apt upgrade</text:p>
      <text:p text:style-name="P1"><text:s text:c="4"/>5 <text:s/>sudo apt install gcc++</text:p>
      <text:p text:style-name="P1"><text:s text:c="4"/>6 <text:s/>sudo apt install gcc</text:p>
      <text:p text:style-name="P1"><text:s text:c="4"/>7 <text:s/>sudo apt install build-essentials</text:p>
      <text:p text:style-name="P1"><text:s text:c="4"/>8 <text:s/>sudo apt install build-essential</text:p>
      <text:p text:style-name="P1"><text:s text:c="4"/>9 <text:s/>sudo apt install gdb</text:p>
      <text:p text:style-name="P1"><text:s text:c="3"/>10 <text:s/>init 0</text:p>
      <text:p text:style-name="P1"><text:s text:c="3"/>11 <text:s/>gcc --version</text:p>
      <text:p text:style-name="P1"><text:s text:c="3"/>12 <text:s/>cd "/home/rps/Desktop/C Demo/" &amp;&amp; gcc first.c -o first &amp;&amp; "/home/rps/Desktop/C Demo/"first</text:p>
      <text:p text:style-name="P1"><text:s text:c="3"/>13 <text:s/>sudo su</text:p>
      <text:p text:style-name="P1"><text:s text:c="3"/>14 <text:s/>tar xvfz node_exporter-1.7.0.linux-amd64.tar.gz </text:p>
      <text:p text:style-name="P1"><text:s text:c="3"/>15 <text:s/>cd node_exporter-1.7.0.linux-amd64/</text:p>
      <text:p text:style-name="P1"><text:s text:c="3"/>16 <text:s/>sudo mv node_exporter /usr/local/bin/</text:p>
      <text:p text:style-name="P1"><text:s text:c="3"/>17 <text:s/>sudo tee /etc/systemd/system/node_exporter.service&lt;&lt;EOF</text:p>
      <text:p text:style-name="P1"><text:s text:c="3"/>18 <text:s/>[Unit]</text:p>
      <text:p text:style-name="P1"><text:s text:c="3"/>19 <text:s/>Description=Node Exporter</text:p>
      <text:p text:style-name="P1"><text:s text:c="3"/>20 <text:s/>After=network.target</text:p>
      <text:p text:style-name="P1"><text:s text:c="3"/>21 <text:s text:c="2"/></text:p>
      <text:p text:style-name="P1"><text:s text:c="3"/>22 <text:s/>[Service]</text:p>
      <text:p text:style-name="P1"><text:s text:c="3"/>23 <text:s/>User=rps</text:p>
      <text:p text:style-name="P1"><text:s text:c="3"/>24 <text:s/>Group=rps</text:p>
      <text:p text:style-name="P1"><text:s text:c="3"/>25 <text:s/>Type=simple</text:p>
      <text:p text:style-name="P1"><text:s text:c="3"/>26 <text:s/>ExecStart=/usr/local/bin/node_exporter</text:p>
      <text:p text:style-name="P1"><text:s text:c="3"/>27 <text:s text:c="2"/></text:p>
      <text:p text:style-name="P1"><text:s text:c="3"/>28 <text:s/>[Install]</text:p>
      <text:p text:style-name="P1"><text:s text:c="3"/>29 <text:s/>WantedBy=multi-user.target</text:p>
      <text:p text:style-name="P1"><text:s text:c="3"/>30 <text:s/>EOF</text:p>
      <text:p text:style-name="P1"><text:s text:c="3"/>31 <text:s/>sudo systemctl daemon-reload</text:p>
      <text:p text:style-name="P1"><text:s text:c="3"/>32 <text:s/>sudo systemctl start node_exporter</text:p>
      <text:p text:style-name="P1"><text:s text:c="3"/>33 <text:s/>sudo systemctl enable node_exporter</text:p>
      <text:p text:style-name="P1"><text:s text:c="3"/>34 <text:s/>sudo systemctl status node_exporter</text:p>
      <text:p text:style-name="P1"><text:s text:c="3"/>35 <text:s/>sudo apt install gcc</text:p>
      <text:p text:style-name="P1"><text:s text:c="3"/>36 <text:s/>sudo apt install git</text:p>
      <text:p text:style-name="P1"><text:s text:c="3"/>37 <text:s/>sudo apt install make</text:p>
      <text:p text:style-name="P1"><text:s text:c="3"/>38 <text:s/>sudo apt install vim</text:p>
      <text:p text:style-name="P1"><text:s text:c="3"/>39 <text:s/>sudo apt install g++</text:p>
      <text:p text:style-name="P1"><text:s text:c="3"/>40 <text:s/>sudo apt install gedit</text:p>
      <text:p text:style-name="P1"><text:s text:c="3"/>41 <text:s/>sudo apt install cmake</text:p>
      <text:p text:style-name="P1"><text:s text:c="3"/>42 <text:s/>sudo apt install g++</text:p>
      <text:p text:style-name="P1"><text:s text:c="3"/>43 <text:s/>cd</text:p>
      <text:p text:style-name="P1"><text:s text:c="3"/>44 <text:s/>sudo apt update -y</text:p>
      <text:p text:style-name="P1"><text:s text:c="3"/>45 <text:s/>sudo apt install mysql-server</text:p>
      <text:p text:style-name="P1"><text:s text:c="3"/>46 <text:s/>sudo systemctl status mysql.service </text:p>
      <text:p text:style-name="P1"><text:s text:c="3"/>47 <text:s/>sudo mysql</text:p>
      <text:p text:style-name="P1"><text:soft-page-break/><text:s text:c="3"/>48 <text:s/>sudo mysql_secure_installation</text:p>
      <text:p text:style-name="P1"><text:s text:c="3"/>49 <text:s/>sudo mysql</text:p>
      <text:p text:style-name="P1"><text:s text:c="3"/>50 <text:s/>sudo mysql_secure_installation</text:p>
      <text:p text:style-name="P1"><text:s text:c="3"/>51 <text:s/>sudo mysql -u root -p</text:p>
      <text:p text:style-name="P1"><text:s text:c="3"/>52 <text:s/>sudo snap install mysql-workbench-community</text:p>
      <text:p text:style-name="P1"><text:s text:c="3"/>53 <text:s/>man</text:p>
      <text:p text:style-name="P1"><text:s text:c="3"/>54 <text:s/>man tar</text:p>
      <text:p text:style-name="P1"><text:s text:c="3"/>55 <text:s/>ls</text:p>
      <text:p text:style-name="P1"><text:s text:c="3"/>56 <text:s/>mkdir newfolder</text:p>
      <text:p text:style-name="P1"><text:s text:c="3"/>57 <text:s/>cd newfolder/</text:p>
      <text:p text:style-name="P1"><text:s text:c="3"/>58 <text:s/>mkdir m1</text:p>
      <text:p text:style-name="P1"><text:s text:c="3"/>59 <text:s/>mkdir m2</text:p>
      <text:p text:style-name="P1"><text:s text:c="3"/>60 <text:s/>mkdir m3</text:p>
      <text:p text:style-name="P1"><text:s text:c="3"/>61 <text:s/>cd ..</text:p>
      <text:p text:style-name="P1"><text:s text:c="3"/>62 <text:s/>tar cvf folder.tar newfolder/</text:p>
      <text:p text:style-name="P1"><text:s text:c="3"/>63 <text:s/>ls -ltr</text:p>
      <text:p text:style-name="P1"><text:s text:c="3"/>64 <text:s/>tar xvf folder.tar newfolder/</text:p>
      <text:p text:style-name="P1"><text:s text:c="3"/>65 <text:s/>ls -ltr</text:p>
      <text:p text:style-name="P1"><text:s text:c="3"/>66 <text:s/>tar xvf folder.tar</text:p>
      <text:p text:style-name="P1"><text:s text:c="3"/>67 <text:s/>ls</text:p>
      <text:p text:style-name="P1"><text:s text:c="3"/>68 <text:s/>cd newfolder/</text:p>
      <text:p text:style-name="P1"><text:s text:c="3"/>69 <text:s/>ls</text:p>
      <text:p text:style-name="P1"><text:s text:c="3"/>70 <text:s/>man tar</text:p>
      <text:p text:style-name="P1"><text:s text:c="3"/>71 <text:s/>touch file.pdf</text:p>
      <text:p text:style-name="P1"><text:s text:c="3"/>72 <text:s/>ls</text:p>
      <text:p text:style-name="P1"><text:s text:c="3"/>73 <text:s/>cat file.pdf </text:p>
      <text:p text:style-name="P1"><text:s text:c="3"/>74 <text:s/>cd ..</text:p>
      <text:p text:style-name="P1"><text:s text:c="3"/>75 <text:s/>ls</text:p>
      <text:p text:style-name="P1"><text:s text:c="3"/>76 <text:s/>mkdir temp</text:p>
      <text:p text:style-name="P1"><text:s text:c="3"/>77 <text:s/>ls</text:p>
      <text:p text:style-name="P1"><text:s text:c="3"/>78 <text:s/>cd te</text:p>
      <text:p text:style-name="P1"><text:s text:c="3"/>79 <text:s/>cd temp/</text:p>
      <text:p text:style-name="P1"><text:s text:c="3"/>80 <text:s/>vi q.txt</text:p>
      <text:p text:style-name="P1"><text:s text:c="3"/>81 <text:s/>vi r.txt</text:p>
      <text:p text:style-name="P1"><text:s text:c="3"/>82 <text:s/>ls -ltr</text:p>
      <text:p text:style-name="P1"><text:s text:c="3"/>83 <text:s/>cd</text:p>
      <text:p text:style-name="P1"><text:s text:c="3"/>84 <text:s/>clear</text:p>
      <text:p text:style-name="P1"><text:s text:c="3"/>85 <text:s/>l</text:p>
      <text:p text:style-name="P1"><text:s text:c="3"/>86 <text:s/>ls</text:p>
      <text:p text:style-name="P1"><text:s text:c="3"/>87 <text:s/>cd Desktop/</text:p>
      <text:p text:style-name="P1"><text:s text:c="3"/>88 <text:s/>mkdir f1</text:p>
      <text:p text:style-name="P1"><text:s text:c="3"/>89 <text:s/>cd f1/</text:p>
      <text:p text:style-name="P1"><text:s text:c="3"/>90 <text:s/>mkdir</text:p>
      <text:p text:style-name="P1"><text:s text:c="3"/>91 <text:s/>mkdir a</text:p>
      <text:p text:style-name="P1"><text:s text:c="3"/>92 <text:s/>mkdir b</text:p>
      <text:p text:style-name="P1"><text:s text:c="3"/>93 <text:s/>mkdir c</text:p>
      <text:p text:style-name="P1"><text:s text:c="3"/>94 <text:s/>ls</text:p>
      <text:p text:style-name="P1"><text:s text:c="3"/>95 <text:s/>cd</text:p>
      <text:p text:style-name="P1"><text:s text:c="3"/>96 <text:s/>cd Downloads/</text:p>
      <text:p text:style-name="P1"><text:s text:c="3"/>97 <text:s/>pwd</text:p>
      <text:p text:style-name="P1"><text:s text:c="3"/>98 <text:s/>cp /home/rps/Desktop/f1</text:p>
      <text:p text:style-name="P1"><text:s text:c="3"/>99 <text:s/>cp /home/rps/Desktop f1</text:p>
      <text:p text:style-name="P1"><text:soft-page-break/><text:s text:c="2"/>100 <text:s/>cd</text:p>
      <text:p text:style-name="P1"><text:s text:c="2"/>101 <text:s/>cd Desktop/</text:p>
      <text:p text:style-name="P1"><text:s text:c="2"/>102 <text:s/>ls</text:p>
      <text:p text:style-name="P1"><text:s text:c="2"/>103 <text:s/>cp f1 /home/rps/Downloads/</text:p>
      <text:p text:style-name="P1"><text:s text:c="2"/>104 <text:s/>cp-r f1 /home/rps/Downloads/</text:p>
      <text:p text:style-name="P1"><text:s text:c="2"/>105 <text:s/>cp -r f1 /home/rps/Downloads/</text:p>
      <text:p text:style-name="P1"><text:s text:c="2"/>106 <text:s/>ls</text:p>
      <text:p text:style-name="P1"><text:s text:c="2"/>107 <text:s/>cd f1/</text:p>
      <text:p text:style-name="P1"><text:s text:c="2"/>108 <text:s/>ls</text:p>
      <text:p text:style-name="P1"><text:s text:c="2"/>109 <text:s/>cd</text:p>
      <text:p text:style-name="P1"><text:s text:c="2"/>110 <text:s/>ls</text:p>
      <text:p text:style-name="P1"><text:s text:c="2"/>111 <text:s/>cd Downloads/</text:p>
      <text:p text:style-name="P1"><text:s text:c="2"/>112 <text:s/>ls</text:p>
      <text:p text:style-name="P1"><text:s text:c="2"/>113 <text:s/>cd f1</text:p>
      <text:p text:style-name="P1"><text:s text:c="2"/>114 <text:s/>ls</text:p>
      <text:p text:style-name="P1"><text:s text:c="2"/>115 <text:s/>mkdir practice</text:p>
      <text:p text:style-name="P1"><text:s text:c="2"/>116 <text:s/>cd practice/</text:p>
      <text:p text:style-name="P1"><text:s text:c="2"/>117 <text:s/>pwd</text:p>
      <text:p text:style-name="P1"><text:s text:c="2"/>118 <text:s/>ls</text:p>
      <text:p text:style-name="P1"><text:s text:c="2"/>119 <text:s/>vi hello.txt</text:p>
      <text:p text:style-name="P1"><text:s text:c="2"/>120 <text:s/>cat hello.txt </text:p>
      <text:p text:style-name="P1"><text:s text:c="2"/>121 <text:s/>mkdir 1</text:p>
      <text:p text:style-name="P1"><text:s text:c="2"/>122 <text:s/>ls</text:p>
      <text:p text:style-name="P1"><text:s text:c="2"/>123 <text:s/>mkdir 2</text:p>
      <text:p text:style-name="P1"><text:s text:c="2"/>124 <text:s/>ls</text:p>
      <text:p text:style-name="P1"><text:s text:c="2"/>125 <text:s/>rmdir 1 2</text:p>
      <text:p text:style-name="P1"><text:s text:c="2"/>126 <text:s/>ls</text:p>
      <text:p text:style-name="P1"><text:s text:c="2"/>127 <text:s/>mkdir 1</text:p>
      <text:p text:style-name="P1"><text:s text:c="2"/>128 <text:s/>mkdir 2</text:p>
      <text:p text:style-name="P1"><text:s text:c="2"/>129 <text:s/>cd 1/</text:p>
      <text:p text:style-name="P1"><text:s text:c="2"/>130 <text:s/>ls</text:p>
      <text:p text:style-name="P1"><text:s text:c="2"/>131 <text:s/>touch file.txt</text:p>
      <text:p text:style-name="P1"><text:s text:c="2"/>132 <text:s/>ls</text:p>
      <text:p text:style-name="P1"><text:s text:c="2"/>133 <text:s/>cat &gt;&gt; file.txt hello</text:p>
      <text:p text:style-name="P1"><text:s text:c="2"/>134 <text:s/>cd ..</text:p>
      <text:p text:style-name="P1"><text:s text:c="2"/>135 <text:s/>ls</text:p>
      <text:p text:style-name="P1"><text:s text:c="2"/>136 <text:s/>cd 2</text:p>
      <text:p text:style-name="P1"><text:s text:c="2"/>137 <text:s/>vi file1.txt</text:p>
      <text:p text:style-name="P1"><text:s text:c="2"/>138 <text:s/>ls</text:p>
      <text:p text:style-name="P1"><text:s text:c="2"/>139 <text:s/>ls -l</text:p>
      <text:p text:style-name="P1"><text:s text:c="2"/>140 <text:s/>ls -s</text:p>
      <text:p text:style-name="P1"><text:s text:c="2"/>141 <text:s/>vi file1.txt</text:p>
      <text:p text:style-name="P1"><text:s text:c="2"/>142 <text:s/>rm .file1.txt.swp </text:p>
      <text:p text:style-name="P1"><text:s text:c="2"/>143 <text:s/>ls</text:p>
      <text:p text:style-name="P1"><text:s text:c="2"/>144 <text:s/>vi file1.txt</text:p>
      <text:p text:style-name="P1"><text:s text:c="2"/>145 <text:s/>cat file1.txt </text:p>
      <text:p text:style-name="P1"><text:s text:c="2"/>146 <text:s/>cd ..</text:p>
      <text:p text:style-name="P1"><text:s text:c="2"/>147 <text:s/>ls</text:p>
      <text:p text:style-name="P1"><text:s text:c="2"/>148 <text:s/>rmdir -r 1 2</text:p>
      <text:p text:style-name="P1"><text:s text:c="2"/>149 <text:s/>rm -r 1 2</text:p>
      <text:p text:style-name="P1"><text:s text:c="2"/>150 <text:s/>ls</text:p>
      <text:p text:style-name="P1"><text:s text:c="2"/>151 <text:s/>uname</text:p>
      <text:p text:style-name="P1"><text:soft-page-break/><text:s text:c="2"/>152 <text:s/>ps</text:p>
      <text:p text:style-name="P1"><text:s text:c="2"/>153 <text:s/>man ascii</text:p>
      <text:p text:style-name="P1"><text:s text:c="2"/>154 <text:s/>echo hello</text:p>
      <text:p text:style-name="P1"><text:s text:c="2"/>155 <text:s/>cal January 2024</text:p>
      <text:p text:style-name="P1"><text:s text:c="2"/>156 <text:s/>sudo apt install cal</text:p>
      <text:p text:style-name="P1"><text:s text:c="2"/>157 <text:s/>cal January 2024</text:p>
      <text:p text:style-name="P1"><text:s text:c="2"/>158 <text:s/>sudo apt install cal</text:p>
      <text:p text:style-name="P1"><text:s text:c="2"/>159 <text:s/>ls</text:p>
      <text:p text:style-name="P1"><text:s text:c="2"/>160 <text:s/>ls -ltr</text:p>
      <text:p text:style-name="P1"><text:s text:c="2"/>161 <text:s/>wc hello.txt </text:p>
      <text:p text:style-name="P1"><text:s text:c="2"/>162 <text:s/>cat hello.txt </text:p>
      <text:p text:style-name="P1"><text:s text:c="2"/>163 <text:s/>pwd</text:p>
      <text:p text:style-name="P1"><text:s text:c="2"/>164 <text:s/>cp hello.txt </text:p>
      <text:p text:style-name="P1"><text:s text:c="2"/>165 <text:s/>cp hello.txt /home/rps/</text:p>
      <text:p text:style-name="P1"><text:s text:c="2"/>166 <text:s/>ls</text:p>
      <text:p text:style-name="P1"><text:s text:c="2"/>167 <text:s/>cd ..</text:p>
      <text:p text:style-name="P1"><text:s text:c="2"/>168 <text:s/>cd practice/</text:p>
      <text:p text:style-name="P1"><text:s text:c="2"/>169 <text:s/>ls</text:p>
      <text:p text:style-name="P1"><text:s text:c="2"/>170 <text:s/>touch new.txt</text:p>
      <text:p text:style-name="P1"><text:s text:c="2"/>171 <text:s/>ls</text:p>
      <text:p text:style-name="P1"><text:s text:c="2"/>172 <text:s/>ls -ltr</text:p>
      <text:p text:style-name="P1"><text:s text:c="2"/>173 <text:s/>uname -s</text:p>
      <text:p text:style-name="P1"><text:s text:c="2"/>174 <text:s/>uname -n</text:p>
      <text:p text:style-name="P1"><text:s text:c="2"/>175 <text:s/>uname -r</text:p>
      <text:p text:style-name="P1"><text:s text:c="2"/>176 <text:s/>uname -v</text:p>
      <text:p text:style-name="P1"><text:s text:c="2"/>177 <text:s/>uname -m</text:p>
      <text:p text:style-name="P1"><text:s text:c="2"/>178 <text:s/>ping google.com</text:p>
      <text:p text:style-name="P1"><text:s text:c="2"/>179 <text:s/>ls</text:p>
      <text:p text:style-name="P1"><text:s text:c="2"/>180 <text:s/>vi hello.txt </text:p>
      <text:p text:style-name="P1"><text:s text:c="2"/>181 <text:s/>less hello.txt </text:p>
      <text:p text:style-name="P1"><text:s text:c="2"/>182 <text:s/>history</text:p>
      <text:p text:style-name="P1"><text:s text:c="2"/>183 <text:s/>sudo apt install cal</text:p>
      <text:p text:style-name="P1"><text:s text:c="2"/>184 <text:s/>sudo apt install traceout</text:p>
      <text:p text:style-name="P1"><text:s text:c="2"/>185 <text:s/>cd</text:p>
      <text:p text:style-name="P1"><text:s text:c="2"/>186 <text:s/>sudo apt install traceout</text:p>
      <text:p text:style-name="P1"><text:s text:c="2"/>187 <text:s/>sudo apt install traceoute</text:p>
      <text:p text:style-name="P1"><text:s text:c="2"/>188 <text:s/>ifconfig</text:p>
      <text:p text:style-name="P1"><text:s text:c="2"/>189 <text:s/>sudo apt install net-tools</text:p>
      <text:p text:style-name="P1"><text:s text:c="2"/>190 <text:s/>ifconfig</text:p>
      <text:p text:style-name="P1"><text:s text:c="2"/>191 <text:s/>man ifconfig</text:p>
      <text:p text:style-name="P1"><text:s text:c="2"/>192 <text:s/>ifconfig -a</text:p>
      <text:p text:style-name="P1"><text:s text:c="2"/>193 <text:s/>route -n</text:p>
      <text:p text:style-name="P1"><text:s text:c="2"/>194 <text:s/>netstat -r</text:p>
      <text:p text:style-name="P1"><text:s text:c="2"/>195 <text:s/>ip .a</text:p>
      <text:p text:style-name="P1"><text:s text:c="2"/>196 <text:s/>ip a</text:p>
      <text:p text:style-name="P1"><text:s text:c="2"/>197 <text:s/>netstat -rn</text:p>
      <text:p text:style-name="P1"><text:s text:c="2"/>198 <text:s/>cd Downloads/</text:p>
      <text:p text:style-name="P1"><text:s text:c="2"/>199 <text:s/>ls</text:p>
      <text:p text:style-name="P1"><text:s text:c="2"/>200 <text:s/>cd f1</text:p>
      <text:p text:style-name="P1"><text:s text:c="2"/>201 <text:s/>ls</text:p>
      <text:p text:style-name="P1"><text:s text:c="2"/>202 <text:s/>vi hello.txt</text:p>
      <text:p text:style-name="P1"><text:s text:c="2"/>203 <text:s/>ls</text:p>
      <text:p text:style-name="P1"><text:soft-page-break/><text:s text:c="2"/>204 <text:s/>ls -ltr</text:p>
      <text:p text:style-name="P1"><text:s text:c="2"/>205 <text:s/>ls -l hello.txt </text:p>
      <text:p text:style-name="P1"><text:s text:c="2"/>206 <text:s/>sudo apt-get update</text:p>
      <text:p text:style-name="P1"><text:s text:c="2"/>207 <text:s/>sudo apt-get upgrade</text:p>
      <text:p text:style-name="P1"><text:s text:c="2"/>208 <text:s/>ls</text:p>
      <text:p text:style-name="P1"><text:s text:c="2"/>209 <text:s/>sudo apt-getinstall git-all</text:p>
      <text:p text:style-name="P1"><text:s text:c="2"/>210 <text:s/>sudo apt-get install git-all</text:p>
      <text:p text:style-name="P1"><text:s text:c="2"/>211 <text:s/>cd ~</text:p>
      <text:p text:style-name="P1"><text:s text:c="2"/>212 <text:s/>ls</text:p>
      <text:p text:style-name="P1"><text:s text:c="2"/>213 <text:s/>mkdir projects</text:p>
      <text:p text:style-name="P1"><text:s text:c="2"/>214 <text:s/>ls</text:p>
      <text:p text:style-name="P1"><text:s text:c="2"/>215 <text:s/>vi hello.c</text:p>
      <text:p text:style-name="P1"><text:s text:c="2"/>216 <text:s/>ls</text:p>
      <text:p text:style-name="P1"><text:s text:c="2"/>217 <text:s/>pwd</text:p>
      <text:p text:style-name="P1"><text:s text:c="2"/>218 <text:s/>mv hello.c /home/rps/projects/</text:p>
      <text:p text:style-name="P1"><text:s text:c="2"/>219 <text:s/>cd projects/</text:p>
      <text:p text:style-name="P1"><text:s text:c="2"/>220 <text:s/>ls</text:p>
      <text:p text:style-name="P1"><text:s text:c="2"/>221 <text:s/>git init</text:p>
      <text:p text:style-name="P1"><text:s text:c="2"/>222 <text:s/>git add</text:p>
      <text:p text:style-name="P1"><text:s text:c="2"/>223 <text:s/>git add .</text:p>
      <text:p text:style-name="P1"><text:s text:c="2"/>224 <text:s/>git commit -m "Commit"</text:p>
      <text:p text:style-name="P1"><text:s text:c="2"/>225 <text:s/>git config user.email "solankevaibhav77@gmail.com"</text:p>
      <text:p text:style-name="P1"><text:s text:c="2"/>226 <text:s/>git commit -m "Commit"</text:p>
      <text:p text:style-name="P1"><text:s text:c="2"/>227 <text:s/>git remote add origin https://github.com/VaibhavSolanke29/Demo</text:p>
      <text:p text:style-name="P1"><text:s text:c="2"/>228 <text:s/>git remote add origin https://github.com/VaibhavSolanke29/Demo.git</text:p>
      <text:p text:style-name="P1"><text:s text:c="2"/>229 <text:s/>git push -u oriigin master</text:p>
      <text:p text:style-name="P1"><text:s text:c="2"/>230 <text:s/>git push -u origin master</text:p>
      <text:p text:style-name="P1"><text:s text:c="2"/>231 <text:s/>ls</text:p>
      <text:p text:style-name="P1"><text:s text:c="2"/>232 <text:s/>git push -u origin master</text:p>
      <text:p text:style-name="P1"><text:s text:c="2"/>233 <text:s/>sudo <text:s text:c="49"/>apt update</text:p>
      <text:p text:style-name="P1"><text:s text:c="2"/>234 <text:s/>sudo apt install mariadb-server mariadb-client</text:p>
      <text:p text:style-name="P1"><text:s text:c="2"/>235 <text:s/>systemctl status mariadb</text:p>
      <text:p text:style-name="P1"><text:s text:c="2"/>236 <text:s/>cd</text:p>
      <text:p text:style-name="P1"><text:s text:c="2"/>237 <text:s/>sudo apt update</text:p>
      <text:p text:style-name="P1"><text:s text:c="2"/>238 <text:s/>sudo apt install mariadb-server mariadb-client</text:p>
      <text:p text:style-name="P1"><text:s text:c="2"/>239 <text:s/>sudo systemctl status mariadb</text:p>
      <text:p text:style-name="P1"><text:s text:c="2"/>240 <text:s/>sudo mysql_secure_installation</text:p>
      <text:p text:style-name="P1"><text:s text:c="2"/>241 <text:s/>sudo mysql -u root -p</text:p>
      <text:p text:style-name="P1"><text:s text:c="2"/>242 <text:s/>sudo apt install apache2 php</text:p>
      <text:p text:style-name="P1"><text:s text:c="2"/>243 <text:s/>sudo systemctl status apache2</text:p>
      <text:p text:style-name="P1"><text:s text:c="2"/>244 <text:s/>sudo apt search ^php-</text:p>
      <text:p text:style-name="P1"><text:s text:c="2"/>245 <text:s/>sudo apt install php-curl php-gd php-mbstring php-mysql php-zip php-json php-xml</text:p>
      <text:p text:style-name="P1"><text:s text:c="2"/>246 <text:s/>sudo systemctl restart apache2</text:p>
      <text:p text:style-name="P1"><text:s text:c="2"/>247 <text:s/>ls /etc/apache2/mods-available</text:p>
      <text:p text:style-name="P1"><text:s text:c="2"/>248 <text:s/>sudo a2enmod rewrite</text:p>
      <text:p text:style-name="P1"><text:s text:c="2"/>249 <text:s/>sudo systemctl restart apache2</text:p>
      <text:p text:style-name="P1"><text:s text:c="2"/>250 <text:s/>sudo nano /etc/apache2/envvars</text:p>
      <text:p text:style-name="P1"><text:s text:c="2"/>251 <text:s/>sudo chown -Rf $(whoami):$(whoami) /var/www/html</text:p>
      <text:p text:style-name="P1"><text:s text:c="2"/>252 <text:s/>sudo systemctl restart apache2</text:p>
      <text:p text:style-name="P1"><text:s text:c="2"/>253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47:28.784240180</meta:creation-date>
    <dc:date>2024-05-08T17:48:41.888650306</dc:date>
    <meta:editing-duration>PT1M14S</meta:editing-duration>
    <meta:editing-cycles>1</meta:editing-cycles>
    <meta:document-statistic meta:table-count="0" meta:image-count="0" meta:object-count="0" meta:page-count="5" meta:paragraph-count="255" meta:word-count="856" meta:character-count="5537" meta:non-whitespace-character-count="4004"/>
    <meta:generator>LibreOffice/7.3.7.2$Linux_X86_64 LibreOffice_project/30$Build-2</meta:generator>
  </office:meta>
</office:document-meta>
</file>